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f5e5" officeooo:paragraph-rsid="0001f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ken Keep – swimming = ghp_MBE7zz0PxhLNfvTrsrQqbCA0XLa4a23TbQ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7:51:33.351835480</meta:creation-date>
    <dc:date>2022-03-11T17:52:35.198646757</dc:date>
    <meta:editing-duration>PT1M2S</meta:editing-duration>
    <meta:editing-cycles>1</meta:editing-cycles>
    <meta:document-statistic meta:table-count="0" meta:image-count="0" meta:object-count="0" meta:page-count="1" meta:paragraph-count="1" meta:word-count="5" meta:character-count="64" meta:non-whitespace-character-count="59"/>
    <meta:generator>LibreOffice/6.0.7.3$Linux_X86_64 LibreOffice_project/00m0$Build-3</meta:generator>
  </office:meta>
</office:document-meta>
</file>